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198in"/>
    </style:style>
    <style:style style:name="P2" style:family="paragraph" style:parent-style-name="Standard">
      <style:paragraph-properties style:line-height-at-least="0.198in"/>
      <style:text-properties officeooo:paragraph-rsid="0018d1e7"/>
    </style:style>
    <style:style style:name="P3" style:family="paragraph" style:parent-style-name="Text_20_body">
      <style:paragraph-properties style:line-height-at-least="0.198in"/>
      <style:text-properties officeooo:paragraph-rsid="001cf04f"/>
    </style:style>
    <style:style style:name="P4" style:family="paragraph" style:parent-style-name="Standard">
      <style:paragraph-properties style:line-height-at-least="0.198in"/>
      <style:text-properties officeooo:rsid="0018d1e7" officeooo:paragraph-rsid="0018d1e7"/>
    </style:style>
    <style:style style:name="P5" style:family="paragraph" style:parent-style-name="Standard">
      <style:paragraph-properties style:line-height-at-least="0.198in"/>
      <style:text-properties officeooo:rsid="0018d1e7" officeooo:paragraph-rsid="001a778e"/>
    </style:style>
    <style:style style:name="P6" style:family="paragraph" style:parent-style-name="Standard">
      <style:paragraph-properties style:line-height-at-least="0.198in"/>
      <style:text-properties officeooo:rsid="0018f69c" officeooo:paragraph-rsid="0018f69c"/>
    </style:style>
    <style:style style:name="P7" style:family="paragraph" style:parent-style-name="Standard">
      <style:paragraph-properties style:line-height-at-least="0.198in"/>
      <style:text-properties officeooo:rsid="00192ebc" officeooo:paragraph-rsid="00192ebc"/>
    </style:style>
    <style:style style:name="P8" style:family="paragraph" style:parent-style-name="Standard">
      <style:paragraph-properties style:line-height-at-least="0.198in"/>
      <style:text-properties officeooo:rsid="001a778e" officeooo:paragraph-rsid="001a778e"/>
    </style:style>
    <style:style style:name="P9" style:family="paragraph" style:parent-style-name="Standard">
      <style:paragraph-properties style:line-height-at-least="0.198in"/>
      <style:text-properties officeooo:rsid="0018f69c" officeooo:paragraph-rsid="0018f69c"/>
    </style:style>
    <style:style style:name="P10" style:family="paragraph" style:parent-style-name="Standard">
      <style:paragraph-properties style:line-height-at-least="0.198in"/>
      <style:text-properties officeooo:rsid="0018d1e7" officeooo:paragraph-rsid="001ddc3b"/>
    </style:style>
    <style:style style:name="P11" style:family="paragraph" style:parent-style-name="Text_20_body">
      <style:paragraph-properties style:line-height-at-least="0.198in"/>
      <style:text-properties officeooo:rsid="0018f69c" officeooo:paragraph-rsid="0018f69c"/>
    </style:style>
    <style:style style:name="T1" style:family="text">
      <style:text-properties officeooo:rsid="0018d1e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Pytorch install on Jetson AGX Orin documentation:</text:p>
      <text:p text:style-name="P4"><text:a xlink:type="simple" xlink:href="https://docs.nvidia.com/deeplearning/frameworks/install-pytorch-jetson-platform/index.html" text:style-name="Internet_20_link" text:visited-style-name="Visited_20_Internet_20_Link">https://docs.nvidia.com/deeplearning/frameworks/install-pytorch-jetson-platform/index.html</text:a></text:p>
      <text:p text:style-name="P4"/>
      <text:p text:style-name="P4">--------------------------------------------------------------------</text:p>
      <text:p text:style-name="P4"/>
      <text:p text:style-name="P8">Cusparselt download and install steps:</text:p>
      <text:p text:style-name="P4"><text:a xlink:type="simple" xlink:href="https://developer.nvidia.com/cusparselt-downloads?target_os=Linux&amp;target_arch=aarch64-jetson&amp;Compilation=Native&amp;Distribution=Ubuntu&amp;target_version=22.04&amp;target_type=deb_local" text:style-name="Internet_20_link" text:visited-style-name="Visited_20_Internet_20_Link">https://developer.nvidia.com/cusparselt-downloads?target_os=Linux&amp;target_arch=aarch64-jetson&amp;Compilation=Native&amp;Distribution=Ubuntu&amp;target_version=22.04&amp;target_type=deb_local</text:a></text:p>
      <text:p text:style-name="P2"/>
      <text:p text:style-name="P5">--------------------------------------------------------------------</text:p>
      <text:p text:style-name="P5"/>
      <text:p text:style-name="P1"><text:span text:style-name="T1">Pytorch download link:<text:line-break/></text:span><text:a xlink:type="simple" xlink:href="https://developer.download.nvidia.cn/compute/redist/jp/v61/pytorch/torch-2.5.0a0+872d972e41.nv24.08.17622132-cp310-cp310-linux_aarch64.whl" text:style-name="Internet_20_link" text:visited-style-name="Visited_20_Internet_20_Link">https://developer.download.nvidia.cn/compute/redist/jp/v61/pytorch/torch-2.5.0a0+872d972e41.nv24.08.17622132-cp310-cp310-linux_aarch64.whl</text:a></text:p>
      <text:p text:style-name="P1"/>
      <text:p text:style-name="P5">--------------------------------------------------------------------</text:p>
      <text:p text:style-name="P5"/>
      <text:p text:style-name="P7">Commands for installing “correct” Pytorch version for CUDA in ARM64 (Jetson AGX Orin):</text:p>
      <text:p text:style-name="P7"/>
      <text:p text:style-name="P1">export TORCH_INSTALL=<text:a xlink:type="simple" xlink:href="https://developer.download.nvidia.cn/compute/redist/jp/v61/pytorch/torch-2.5.0a0+872d972e41.nv24.08.17622132-cp310-cp310-linux_aarch64.whl" text:style-name="Internet_20_link" text:visited-style-name="Visited_20_Internet_20_Link">https://developer.download.nvidia.cn/compute/redist/jp/v61/pytorch/torch-2.5.0a0+872d972e41.nv24.08.17622132-cp310-cp310-linux_aarch64.whl</text:a></text:p>
      <text:p text:style-name="P1"/>
      <text:p text:style-name="P1">python3 -m pip install --no-cache $TORCH_INSTALL</text:p>
      <text:p text:style-name="P1"/>
      <text:p text:style-name="P3">pip install ml-dtypes==0.3.2 --force-reinstall</text:p>
      <text:p text:style-name="P1"/>
      <text:p text:style-name="P1"/>
      <text:p text:style-name="P5">--------------------------------------------------------------------</text:p>
      <text:p text:style-name="P6">Message after installing correct pytorch version:</text:p>
      <text:p text:style-name="P6">&lt;&lt;ERROR: pip's dependency resolver does not currently take into account all the packages that are installed. This behaviour is the source of the following dependency conflicts.</text:p>
      <text:p text:style-name="P6">tenns-modules 0.3.0 requires torch&gt;=2.6, but you have torch 2.5.0a0+872d972e41.nv24.8 which is incompatible.&gt;&gt;</text:p>
      <text:p text:style-name="P6"/>
      <text:p text:style-name="P10">--------------------------------------------------------------------</text:p>
      <text:p text:style-name="P6"/>
      <text:p text:style-name="P11">I would like to go with: increased batch size + torch.compile() + torch.cuda.amp + increased num_workers + persistent + prefetch. For the dataset, lets keep it as it is for now (int8), and if its stil slow, we can change it to float16/float32 later.</text:p>
      <text:p text:style-name="P6"/>
      <text:p text:style-name="P1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17T10:52:19.369758025</meta:creation-date>
    <dc:date>2025-11-19T09:47:54.666668555</dc:date>
    <meta:editing-duration>PT1H5M23S</meta:editing-duration>
    <meta:editing-cycles>11</meta:editing-cycles>
    <meta:generator>LibreOffice/24.2.7.2$Linux_X86_64 LibreOffice_project/420$Build-2</meta:generator>
    <meta:document-statistic meta:table-count="0" meta:image-count="0" meta:object-count="0" meta:page-count="1" meta:paragraph-count="18" meta:word-count="138" meta:character-count="1775" meta:non-whitespace-character-count="1657"/>
  </office:meta>
</office:document-meta>
</file>